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fo:language="es" fo:country="ES" style:font-size-asian="10pt" style:font-size-complex="10pt"/>
    </style:style>
    <style:style style:name="P2" style:family="paragraph" style:parent-style-name="Standard">
      <style:text-properties style:font-name="DejaVu Sans Mono" fo:font-size="10pt" fo:language="es" fo:country="ES" officeooo:rsid="0000630e" officeooo:paragraph-rsid="0000630e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12pt" fo:language="es" fo:country="ES" officeooo:rsid="0001134a" officeooo:paragraph-rsid="0001134a" style:font-size-asian="12pt" style:font-size-complex="12pt"/>
    </style:style>
    <style:style style:name="P4" style:family="paragraph" style:parent-style-name="Standard">
      <style:text-properties style:font-name="DejaVu Sans Mono" fo:font-size="12pt" fo:language="es" fo:country="ES" officeooo:rsid="0001134a" officeooo:paragraph-rsid="0001134a" style:font-size-asian="12pt" style:font-size-complex="12pt"/>
    </style:style>
    <style:style style:name="P5" style:family="paragraph" style:parent-style-name="Standard">
      <style:text-properties style:font-name="DejaVu Sans Mono" fo:font-size="12pt" fo:language="es" fo:country="ES" officeooo:rsid="00018dc7" officeooo:paragraph-rsid="00018dc7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0630e"/>
    </style:style>
    <style:style style:name="T3" style:family="text">
      <style:text-properties style:text-underline-style="solid" style:text-underline-width="auto" style:text-underline-color="font-color" officeooo:rsid="0000d09d"/>
    </style:style>
    <style:style style:name="T4" style:family="text">
      <style:text-properties officeooo:rsid="0000630e"/>
    </style:style>
    <style:style style:name="T5" style:family="text">
      <style:text-properties officeooo:rsid="0000d09d"/>
    </style:style>
    <style:style style:name="T6" style:family="text">
      <style:text-properties officeooo:rsid="00018d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SEÑO LOGICO – MODELO RELACIONAL</text:p>
      <text:p text:style-name="P4"/>
      <text:p text:style-name="P4">empleado(#<text:span text:style-name="T1">nif</text:span>, nombre, apellido, fecha_nac, titulación, codigo_<text:span text:style-name="T6">dep</text:span>) siendo</text:p>
      <text:p text:style-name="P4">#nif es </text:p>
      <text:p text:style-name="P4">departamento(#<text:span text:style-name="T1">codigo</text:span>, nombre<text:span text:style-name="T6">)</text:span></text:p>
      <text:p text:style-name="P4">proyecto(#<text:span text:style-name="T1">codigo</text:span>, descripción<text:span text:style-name="T6">)</text:span></text:p>
      <text:p text:style-name="P5">trabaja(<text:span text:style-name="T1">cod_emp</text:span>, <text:span text:style-name="T1">cod_proy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1:54:50.569310654</meta:creation-date>
    <dc:date>2021-11-09T12:29:12.789108830</dc:date>
    <meta:editing-duration>PT3M41S</meta:editing-duration>
    <meta:editing-cycles>1</meta:editing-cycles>
    <meta:document-statistic meta:table-count="0" meta:image-count="0" meta:object-count="0" meta:page-count="1" meta:paragraph-count="6" meta:word-count="19" meta:character-count="200" meta:non-whitespace-character-count="185"/>
    <meta:generator>LibreOffice/7.0.4.2$Linux_X86_64 LibreOffice_project/00$Build-2</meta:generator>
  </office:meta>
</office:document-meta>
</file>